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7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" table:formula="of:=SUM([.H8:.AL8])" table:style-name="ce23">
            <text:p>30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1" table:formula="of:=SUM([.AF3:.AF7])" table:style-name="ce31">
            <text:p>1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4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26">
            <text:p>0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1-29T17:24:41Z</dc:date>
  </office:meta>
</office:document-meta>
</file>